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9e2d" officeooo:paragraph-rsid="00009e2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09e2d" officeooo:paragraph-rsid="00009e2d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a2727" officeooo:paragraph-rsid="000a2727" style:font-size-asian="16pt" style:font-weight-asian="normal" style:font-size-complex="16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font-weight="normal" officeooo:rsid="00009e2d" officeooo:paragraph-rsid="00009e2d" style:font-size-asian="16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font-weight="normal" officeooo:rsid="00025cea" officeooo:paragraph-rsid="00025cea" style:font-size-asian="16pt" style:font-weight-asian="normal" style:font-size-complex="16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fo:font-weight="normal" officeooo:rsid="0002d50c" officeooo:paragraph-rsid="0002d50c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font-weight="normal" officeooo:rsid="0004c86e" officeooo:paragraph-rsid="0004c86e" style:font-size-asian="16pt" style:font-weight-asian="normal" style:font-size-complex="16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fo:font-weight="normal" officeooo:rsid="0005c680" officeooo:paragraph-rsid="0004c86e" style:font-size-asian="16pt" style:font-weight-asian="normal" style:font-size-complex="16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6pt" fo:font-weight="normal" officeooo:rsid="000a2727" officeooo:paragraph-rsid="000a2727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0bc978" officeooo:paragraph-rsid="000bc978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0f1fa9" officeooo:paragraph-rsid="000f1fa9" style:font-size-asian="16pt" style:font-weight-asian="normal" style:font-size-complex="16pt" style:font-weight-complex="normal"/>
    </style:style>
    <style:style style:name="T1" style:family="text">
      <style:text-properties officeooo:rsid="000ca83c"/>
    </style:style>
    <style:style style:name="T2" style:family="text">
      <style:text-properties officeooo:rsid="000ce6f6"/>
    </style:style>
    <style:style style:name="T3" style:family="text">
      <style:text-properties officeooo:rsid="000e93b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A DEPARTMENT</text:p>
      <text:p text:style-name="P1">FACULTY OF MANAGEMENT AND INFORMATION SCIENCES</text:p>
      <text:p text:style-name="P1">SEMESTER – III</text:p>
      <text:p text:style-name="P1">SUBJECT: AGILE METHODOLOGY AND PYTHON PROGRAMMING</text:p>
      <text:p text:style-name="P1"/>
      <text:p text:style-name="P1"/>
      <text:p text:style-name="P1">ASSIGNMENT 01<text:tab/><text:tab/><text:tab/><text:span text:style-name="T3">Date: 05/08/2019</text:span></text:p>
      <text:p text:style-name="P1"/>
      <text:p text:style-name="P2">Questions:</text:p>
      <text:p text:style-name="P2"/>
      <text:list xml:id="list1585937416" text:style-name="L1">
        <text:list-item>
          <text:p text:style-name="P4">Write agile manifesto and principles in detail.</text:p>
        </text:list-item>
        <text:list-item>
          <text:p text:style-name="P4">Explain in detail Agile Advantages and Disadvantages.</text:p>
        </text:list-item>
        <text:list-item>
          <text:p text:style-name="P5">Discuss and explain responsibilities of Product Owner in detail.</text:p>
        </text:list-item>
        <text:list-item>
          <text:p text:style-name="P6">What is incremental and Iterative Model?</text:p>
        </text:list-item>
        <text:list-item>
          <text:p text:style-name="P7">What is use of burn-up and burn-down charts?</text:p>
        </text:list-item>
        <text:list-item>
          <text:p text:style-name="P8">Define: Story point and Velocity</text:p>
        </text:list-item>
        <text:list-item>
          <text:p text:style-name="P9">Discuss and explain responsibilities of Development team in detail.</text:p>
        </text:list-item>
      </text:list>
      <text:p text:style-name="P3"/>
      <text:p text:style-name="P10">Note: write <text:span text:style-name="T2">agile </text:span>question<text:span text:style-name="T1">s from first sessional</text:span> paper.</text:p>
      <text:p text:style-name="P11">Submission Date: 13/08/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7:21:02.761087387</meta:creation-date>
    <meta:generator>LibreOffice/6.0.7.3$Linux_X86_64 LibreOffice_project/00m0$Build-3</meta:generator>
    <dc:date>2019-08-05T13:21:49.239325223</dc:date>
    <meta:editing-duration>PT59M23S</meta:editing-duration>
    <meta:editing-cycles>12</meta:editing-cycles>
    <meta:document-statistic meta:table-count="0" meta:image-count="0" meta:object-count="0" meta:page-count="1" meta:paragraph-count="15" meta:word-count="90" meta:character-count="608" meta:non-whitespace-character-count="537"/>
  </office:meta>
</office:document-meta>
</file>